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RedirectResponseWrapper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tiveRedirectResponseWrapper.wrapIfNecessary( HttpServletResponse response , HttpStatusCode redirect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tiveRedirectResponseWrapper.RelativeRedirectResponseWrapper( HttpServletResponse response , HttpStatusCode redirec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